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7ba" officeooo:paragraph-rsid="000217ba"/>
    </style:style>
    <style:style style:name="P2" style:family="paragraph" style:parent-style-name="Standard">
      <style:text-properties officeooo:rsid="000239d7" officeooo:paragraph-rsid="000239d7"/>
    </style:style>
    <style:style style:name="T1" style:family="text">
      <style:text-properties officeooo:rsid="00021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Requirimientos</text:span></text:p>
      <text:p text:style-name="P1">se requiere saber el precio y tipo de las prendas</text:p>
      <text:p text:style-name="P1">que tipo de estado tiene</text:p>
      <text:p text:style-name="P1">se requiere saber el valor total de una venta teniendo en cuenta su metodo de pago</text:p>
      <text:p text:style-name="P1">tener el total de ganancia de un dia especifico</text:p>
      <text:p text:style-name="P1"/>
      <text:p text:style-name="P1">prosa</text:p>
      <text:p text:style-name="P1">mi modelo de solución se apoya mucho en el polimorfismo, con la clase prenda asocia el tipo y el estado por los que esta dado su precio utilizando polimorfismo ya que hay tres tipos de estado y tres tipos de prenda que comparten características en común. </text:p>
      <text:p text:style-name="P1">Después, esta la clases venta que se compone de una colección de prendas , una fecha , un método de pago y un método para saber su el valor total de la venta sumando el valor de todas las prendas y aplicando el recargo necesario por el método de pago.</text:p>
      <text:p text:style-name="P2">Hay una clase mas que es la clase día donde se agrupan en las ventas de un día especifico que tiene una fecha y un conjunto de ventas en la clase se utiliza un método para sumar el valor total de todas las vent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8:02:39.491723381</meta:creation-date>
    <dc:date>2023-04-14T18:17:18.572926879</dc:date>
    <meta:editing-duration>PT2M59S</meta:editing-duration>
    <meta:editing-cycles>1</meta:editing-cycles>
    <meta:document-statistic meta:table-count="0" meta:image-count="0" meta:object-count="0" meta:page-count="1" meta:paragraph-count="9" meta:word-count="182" meta:character-count="941" meta:non-whitespace-character-count="766"/>
    <meta:generator>LibreOffice/7.3.7.2$Linux_X86_64 LibreOffice_project/30$Build-2</meta:generator>
  </office:meta>
</office:document-meta>
</file>